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93717672184731900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95881342845234991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6072194537329242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227147144598301484"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17533576853344097"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813710896773815455"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127453741867285276"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5623310684284410353"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2252510" text:continue-list="list3127453741867285276"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543596295449345997"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244911"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249510"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2234396" text:continue-numbering="true" text:style-name="L9">
        <text:list-item>
          <text:list>
            <text:list-header>
              <text:p text:style-name="P125">Warm down: <text:span text:style-name="T2">0.25 mile jog home</text:span></text:p>
              <text:p text:style-name="P126"/>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2238753" text:continue-numbering="true" text:style-name="L9">
        <text:list-item>
          <text:list>
            <text:list-header>
              <text:p text:style-name="P126">Time for 4.8 miles: 56: 32, Ave Pace: 11:51/mile, Ave HR:118,-&gt;1399 heartbeats/Mile</text:p>
              <text:p text:style-name="P12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237718" text:continue-numbering="true" text:style-name="L9">
        <text:list-item>
          <text:list>
            <text:list-header>
              <text:p text:style-name="P126">Today Oct 13:</text:p>
              <text:p text:style-name="P126">Time for 4.8 miles: 59: 34, Ave Pace: 12:24.5/mile, Ave HR:108.5,-&gt;1345 heartbeats/Mile</text:p>
              <text:p text:style-name="P126">On Thur <text:s/>Oct 8, 2020: </text:p>
              <text:p text:style-name="P126">Time for 4.8 miles: 59: 55, Ave Pace: 12:29/mile, Ave HR:112,-&gt;1398 heartbeats/Mile</text:p>
              <text:p text:style-name="P127">On Oct 8 when going up hill, I ran until my HR was up to 120 bpm and then walked until my HR was 110 bpm and then repeated.</text:p>
              <text:p text:style-name="P127">On Oct 13 when going up hill, I ran until my HR was up to 115 bpm and then walked until my HR was 105 bpm and then repeated.</text:p>
              <text:p text:style-name="P128">On Oct 13 my average rate was faster and heartbeats/mile was lower. Therefore this scheme is better. I should repeat these two workouts and also try the following:</text:p>
              <text:p text:style-name="P127">When going up hill, run until my HR is up to 110 bpm and then walk until my HR is 100 bpm and repeat.</text:p>
              <text:p text:style-name="P12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text:soft-page-break/></text:p>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1738596933710193640"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text:soft-page-break/>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text:soft-page-break/></text:p>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oft-page-break/><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10"><text:span text:style-name="T2"/></text:p>
      <text:p text:style-name="P10">In the last week: 21.1 miles</text:p>
      <text:p text:style-name="P10"><text:span text:style-name="T2"/></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soft-page-break/><text:tab/> <text:s text:c="16"/>Splits: 8:33, 8:47, 8:50, 9:25, 8:08</text:p>
      <text:p text:style-name="P15"/>
      <text:list xml:id="list5157703673540128698"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30T12:01:12.75</dc:date>
    <dc:creator>James Lombardi</dc:creator>
    <meta:editing-duration>P10DT9H31M34S</meta:editing-duration>
    <meta:editing-cycles>910</meta:editing-cycles>
    <meta:generator>OpenOffice/4.1.2$Win32 OpenOffice.org_project/412m3$Build-9782</meta:generator>
    <meta:document-statistic meta:table-count="0" meta:image-count="9" meta:object-count="0" meta:page-count="101" meta:paragraph-count="2790" meta:word-count="31200" meta:character-count="159604"/>
  </office:meta>
</office:document-meta>
</file>